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8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92848" calcext:value-type="float">
            <text:p><text:s text:c="3"/>92,848</text:p>
          </table:table-cell>
          <table:table-cell table:style-name="ce25" office:value-type="float" office:value="3357" calcext:value-type="float">
            <text:p><text:s text:c="3"/>3,357</text:p>
          </table:table-cell>
          <table:table-cell table:style-name="ce25" office:value-type="float" office:value="7972" calcext:value-type="float">
            <text:p><text:s text:c="3"/>7,972</text:p>
          </table:table-cell>
          <table:table-cell table:style-name="ce25" office:value-type="float" office:value="7803" calcext:value-type="float">
            <text:p><text:s text:c="3"/>7,803</text:p>
          </table:table-cell>
          <table:table-cell table:style-name="ce25" office:value-type="float" office:value="3648" calcext:value-type="float">
            <text:p><text:s text:c="3"/>3,648</text:p>
          </table:table-cell>
          <table:table-cell table:style-name="ce25" office:value-type="float" office:value="3449" calcext:value-type="float">
            <text:p><text:s text:c="3"/>3,449</text:p>
          </table:table-cell>
          <table:table-cell table:style-name="ce25" office:value-type="float" office:value="1964" calcext:value-type="float">
            <text:p><text:s text:c="3"/>1,964</text:p>
          </table:table-cell>
          <table:table-cell table:style-name="ce25" office:value-type="float" office:value="3222" calcext:value-type="float">
            <text:p><text:s text:c="3"/>3,222</text:p>
          </table:table-cell>
          <table:table-cell table:style-name="ce25" office:value-type="float" office:value="9383" calcext:value-type="float">
            <text:p><text:s text:c="3"/>9,383</text:p>
          </table:table-cell>
          <table:table-cell table:style-name="ce25" office:value-type="float" office:value="530" calcext:value-type="float">
            <text:p><text:s text:c="3"/>530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194" calcext:value-type="float">
            <text:p><text:s text:c="3"/>4,194</text:p>
          </table:table-cell>
          <table:table-cell table:style-name="ce25" office:value-type="float" office:value="45518" calcext:value-type="float">
            <text:p><text:s text:c="3"/>45,518</text:p>
          </table:table-cell>
          <table:table-cell table:style-name="ce25" office:value-type="float" office:value="1793" calcext:value-type="float">
            <text:p><text:s text:c="3"/>1,793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90376" calcext:value-type="float">
            <text:p><text:s text:c="3"/>90,376</text:p>
          </table:table-cell>
          <table:table-cell table:style-name="ce25" office:value-type="float" office:value="2635" calcext:value-type="float">
            <text:p><text:s text:c="3"/>2,635</text:p>
          </table:table-cell>
          <table:table-cell table:style-name="ce25" office:value-type="float" office:value="9112" calcext:value-type="float">
            <text:p><text:s text:c="3"/>9,112</text:p>
          </table:table-cell>
          <table:table-cell table:style-name="ce25" office:value-type="float" office:value="4801" calcext:value-type="float">
            <text:p><text:s text:c="3"/>4,801</text:p>
          </table:table-cell>
          <table:table-cell table:style-name="ce25" office:value-type="float" office:value="5145" calcext:value-type="float">
            <text:p><text:s text:c="3"/>5,145</text:p>
          </table:table-cell>
          <table:table-cell table:style-name="ce25" office:value-type="float" office:value="4453" calcext:value-type="float">
            <text:p><text:s text:c="3"/>4,453</text:p>
          </table:table-cell>
          <table:table-cell table:style-name="ce25" office:value-type="float" office:value="2497" calcext:value-type="float">
            <text:p><text:s text:c="3"/>2,497</text:p>
          </table:table-cell>
          <table:table-cell table:style-name="ce25" office:value-type="float" office:value="3258" calcext:value-type="float">
            <text:p><text:s text:c="3"/>3,258</text:p>
          </table:table-cell>
          <table:table-cell table:style-name="ce25" office:value-type="float" office:value="8306" calcext:value-type="float">
            <text:p><text:s text:c="3"/>8,306</text:p>
          </table:table-cell>
          <table:table-cell table:style-name="ce25" office:value-type="float" office:value="399" calcext:value-type="float">
            <text:p><text:s text:c="3"/>399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194" calcext:value-type="float">
            <text:p><text:s text:c="3"/>4,194</text:p>
          </table:table-cell>
          <table:table-cell table:style-name="ce25" office:value-type="float" office:value="45518" calcext:value-type="float">
            <text:p><text:s text:c="3"/>45,518</text:p>
          </table:table-cell>
          <table:table-cell table:style-name="ce25" office:value-type="float" office:value="36" calcext:value-type="float">
            <text:p><text:s text:c="3"/>36</text:p>
          </table:table-cell>
          <table:table-cell table:style-name="ce25" office:value-type="float" office:value="22" calcext:value-type="float">
            <text:p><text:s text:c="3"/>22</text:p>
          </table:table-cell>
          <table:table-cell table:style-name="ce29" office:value-type="float" office:value="2472" calcext:value-type="float">
            <text:p><text:s text:c="3"/>2,47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3194" calcext:value-type="float">
            <text:p><text:s text:c="3"/>43,194</text:p>
          </table:table-cell>
          <table:table-cell table:style-name="ce25" office:value-type="float" office:value="1608" calcext:value-type="float">
            <text:p><text:s text:c="3"/>1,608</text:p>
          </table:table-cell>
          <table:table-cell table:style-name="ce25" office:value-type="float" office:value="3735" calcext:value-type="float">
            <text:p><text:s text:c="3"/>3,735</text:p>
          </table:table-cell>
          <table:table-cell table:style-name="ce25" office:value-type="float" office:value="3751" calcext:value-type="float">
            <text:p><text:s text:c="3"/>3,751</text:p>
          </table:table-cell>
          <table:table-cell table:style-name="ce25" office:value-type="float" office:value="1743" calcext:value-type="float">
            <text:p><text:s text:c="3"/>1,743</text:p>
          </table:table-cell>
          <table:table-cell table:style-name="ce25" office:value-type="float" office:value="1608" calcext:value-type="float">
            <text:p><text:s text:c="3"/>1,608</text:p>
          </table:table-cell>
          <table:table-cell table:style-name="ce25" office:value-type="float" office:value="932" calcext:value-type="float">
            <text:p><text:s text:c="3"/>932</text:p>
          </table:table-cell>
          <table:table-cell table:style-name="ce25" office:value-type="float" office:value="1556" calcext:value-type="float">
            <text:p><text:s text:c="3"/>1,556</text:p>
          </table:table-cell>
          <table:table-cell table:style-name="ce25" office:value-type="float" office:value="4405" calcext:value-type="float">
            <text:p><text:s text:c="3"/>4,405</text:p>
          </table:table-cell>
          <table:table-cell table:style-name="ce25" office:value-type="float" office:value="280" calcext:value-type="float">
            <text:p><text:s text:c="3"/>280</text:p>
          </table:table-cell>
          <table:table-cell table:style-name="ce27" office:value-type="float" office:value="3" calcext:value-type="float">
            <text:p>3</text:p>
          </table:table-cell>
          <table:table-cell table:style-name="ce25" office:value-type="float" office:value="1974" calcext:value-type="float">
            <text:p><text:s text:c="3"/>1,974</text:p>
          </table:table-cell>
          <table:table-cell table:style-name="ce25" office:value-type="float" office:value="20976" calcext:value-type="float">
            <text:p><text:s text:c="3"/>20,976</text:p>
          </table:table-cell>
          <table:table-cell table:style-name="ce25" office:value-type="float" office:value="620" calcext:value-type="float">
            <text:p><text:s text:c="3"/>620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42272" calcext:value-type="float">
            <text:p><text:s text:c="3"/>42,272</text:p>
          </table:table-cell>
          <table:table-cell table:style-name="ce25" office:value-type="float" office:value="1277" calcext:value-type="float">
            <text:p><text:s text:c="3"/>1,277</text:p>
          </table:table-cell>
          <table:table-cell table:style-name="ce25" office:value-type="float" office:value="4277" calcext:value-type="float">
            <text:p><text:s text:c="3"/>4,277</text:p>
          </table:table-cell>
          <table:table-cell table:style-name="ce25" office:value-type="float" office:value="2181" calcext:value-type="float">
            <text:p><text:s text:c="3"/>2,181</text:p>
          </table:table-cell>
          <table:table-cell table:style-name="ce25" office:value-type="float" office:value="2463" calcext:value-type="float">
            <text:p><text:s text:c="3"/>2,463</text:p>
          </table:table-cell>
          <table:table-cell table:style-name="ce25" office:value-type="float" office:value="2070" calcext:value-type="float">
            <text:p><text:s text:c="3"/>2,070</text:p>
          </table:table-cell>
          <table:table-cell table:style-name="ce25" office:value-type="float" office:value="1199" calcext:value-type="float">
            <text:p><text:s text:c="3"/>1,199</text:p>
          </table:table-cell>
          <table:table-cell table:style-name="ce25" office:value-type="float" office:value="1546" calcext:value-type="float">
            <text:p><text:s text:c="3"/>1,546</text:p>
          </table:table-cell>
          <table:table-cell table:style-name="ce25" office:value-type="float" office:value="4051" calcext:value-type="float">
            <text:p><text:s text:c="3"/>4,051</text:p>
          </table:table-cell>
          <table:table-cell table:style-name="ce25" office:value-type="float" office:value="223" calcext:value-type="float">
            <text:p><text:s text:c="3"/>223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974" calcext:value-type="float">
            <text:p><text:s text:c="3"/>1,974</text:p>
          </table:table-cell>
          <table:table-cell table:style-name="ce25" office:value-type="float" office:value="20976" calcext:value-type="float">
            <text:p><text:s text:c="3"/>20,976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43" office:value-type="float" office:value="922" calcext:value-type="float">
            <text:p><text:s text:c="3"/>92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9654" calcext:value-type="float">
            <text:p><text:s text:c="3"/>49,654</text:p>
          </table:table-cell>
          <table:table-cell table:style-name="ce25" office:value-type="float" office:value="1749" calcext:value-type="float">
            <text:p><text:s text:c="3"/>1,749</text:p>
          </table:table-cell>
          <table:table-cell table:style-name="ce25" office:value-type="float" office:value="4237" calcext:value-type="float">
            <text:p><text:s text:c="3"/>4,237</text:p>
          </table:table-cell>
          <table:table-cell table:style-name="ce25" office:value-type="float" office:value="4052" calcext:value-type="float">
            <text:p><text:s text:c="3"/>4,052</text:p>
          </table:table-cell>
          <table:table-cell table:style-name="ce25" office:value-type="float" office:value="1905" calcext:value-type="float">
            <text:p><text:s text:c="3"/>1,905</text:p>
          </table:table-cell>
          <table:table-cell table:style-name="ce25" office:value-type="float" office:value="1841" calcext:value-type="float">
            <text:p><text:s text:c="3"/>1,841</text:p>
          </table:table-cell>
          <table:table-cell table:style-name="ce25" office:value-type="float" office:value="1032" calcext:value-type="float">
            <text:p><text:s text:c="3"/>1,032</text:p>
          </table:table-cell>
          <table:table-cell table:style-name="ce25" office:value-type="float" office:value="1666" calcext:value-type="float">
            <text:p><text:s text:c="3"/>1,666</text:p>
          </table:table-cell>
          <table:table-cell table:style-name="ce25" office:value-type="float" office:value="4978" calcext:value-type="float">
            <text:p><text:s text:c="3"/>4,978</text:p>
          </table:table-cell>
          <table:table-cell table:style-name="ce25" office:value-type="float" office:value="250" calcext:value-type="float">
            <text:p><text:s text:c="3"/>25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20" calcext:value-type="float">
            <text:p><text:s text:c="3"/>2,220</text:p>
          </table:table-cell>
          <table:table-cell table:style-name="ce25" office:value-type="float" office:value="24542" calcext:value-type="float">
            <text:p><text:s text:c="3"/>24,542</text:p>
          </table:table-cell>
          <table:table-cell table:style-name="ce25" office:value-type="float" office:value="1173" calcext:value-type="float">
            <text:p><text:s text:c="3"/>1,173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48104" calcext:value-type="float">
            <text:p><text:s text:c="3"/>48,104</text:p>
          </table:table-cell>
          <table:table-cell table:style-name="ce25" office:value-type="float" office:value="1358" calcext:value-type="float">
            <text:p><text:s text:c="3"/>1,358</text:p>
          </table:table-cell>
          <table:table-cell table:style-name="ce25" office:value-type="float" office:value="4835" calcext:value-type="float">
            <text:p><text:s text:c="3"/>4,835</text:p>
          </table:table-cell>
          <table:table-cell table:style-name="ce25" office:value-type="float" office:value="2620" calcext:value-type="float">
            <text:p><text:s text:c="3"/>2,620</text:p>
          </table:table-cell>
          <table:table-cell table:style-name="ce25" office:value-type="float" office:value="2682" calcext:value-type="float">
            <text:p><text:s text:c="3"/>2,682</text:p>
          </table:table-cell>
          <table:table-cell table:style-name="ce25" office:value-type="float" office:value="2383" calcext:value-type="float">
            <text:p><text:s text:c="3"/>2,383</text:p>
          </table:table-cell>
          <table:table-cell table:style-name="ce25" office:value-type="float" office:value="1298" calcext:value-type="float">
            <text:p><text:s text:c="3"/>1,298</text:p>
          </table:table-cell>
          <table:table-cell table:style-name="ce25" office:value-type="float" office:value="1712" calcext:value-type="float">
            <text:p><text:s text:c="3"/>1,712</text:p>
          </table:table-cell>
          <table:table-cell table:style-name="ce25" office:value-type="float" office:value="4255" calcext:value-type="float">
            <text:p><text:s text:c="3"/>4,255</text:p>
          </table:table-cell>
          <table:table-cell table:style-name="ce25" office:value-type="float" office:value="176" calcext:value-type="float">
            <text:p><text:s text:c="3"/>176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20" calcext:value-type="float">
            <text:p><text:s text:c="3"/>2,220</text:p>
          </table:table-cell>
          <table:table-cell table:style-name="ce25" office:value-type="float" office:value="24542" calcext:value-type="float">
            <text:p><text:s text:c="3"/>24,542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4" office:value-type="float" office:value="1550" calcext:value-type="float">
            <text:p><text:s text:c="3"/>1,55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6616" calcext:value-type="float">
            <text:p>16,616</text:p>
          </table:table-cell>
          <table:table-cell table:style-name="ce26" office:value-type="float" office:value="758" calcext:value-type="float">
            <text:p>75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25" calcext:value-type="float">
            <text:p>4,925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1849" calcext:value-type="float">
            <text:p>1,849</text:p>
          </table:table-cell>
          <table:table-cell table:style-name="ce26" office:value-type="float" office:value="117" calcext:value-type="float">
            <text:p>11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36" calcext:value-type="float">
            <text:p>6,336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4841" calcext:value-type="float">
            <text:p>14,841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69" calcext:value-type="float">
            <text:p>2,769</text:p>
          </table:table-cell>
          <table:table-cell table:style-name="ce26" office:value-type="float" office:value="2038" calcext:value-type="float">
            <text:p>2,038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1976" calcext:value-type="float">
            <text:p>1,976</text:p>
          </table:table-cell>
          <table:table-cell table:style-name="ce26" office:value-type="float" office:value="106" calcext:value-type="float">
            <text:p>10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36" calcext:value-type="float">
            <text:p>6,33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1775" calcext:value-type="float">
            <text:p>1,77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728" calcext:value-type="float">
            <text:p>7,728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22" calcext:value-type="float">
            <text:p>2,322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839" calcext:value-type="float">
            <text:p>839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16" calcext:value-type="float">
            <text:p>2,916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896" calcext:value-type="float">
            <text:p>6,896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57" calcext:value-type="float">
            <text:p>1,257</text:p>
          </table:table-cell>
          <table:table-cell table:style-name="ce27" office:value-type="float" office:value="935" calcext:value-type="float">
            <text:p>935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985" calcext:value-type="float">
            <text:p>985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16" calcext:value-type="float">
            <text:p>2,916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46" office:value-type="float" office:value="832" calcext:value-type="float">
            <text:p>83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888" calcext:value-type="float">
            <text:p>8,888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945" calcext:value-type="float">
            <text:p>7,945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943" calcext:value-type="float">
            <text:p>94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879" calcext:value-type="float">
            <text:p>10,879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2769" calcext:value-type="float">
            <text:p>2,7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66" calcext:value-type="float">
            <text:p>4,866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397" calcext:value-type="float">
            <text:p>13,397</text:p>
          </table:table-cell>
          <table:table-cell table:style-name="ce26" office:value-type="float" office:value="719" calcext:value-type="float">
            <text:p>719</text:p>
          </table:table-cell>
          <table:table-cell table:style-name="ce26" office:value-type="float" office:value="4925" calcext:value-type="float">
            <text:p>4,92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223" calcext:value-type="float">
            <text:p>1,223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66" calcext:value-type="float">
            <text:p>4,86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2518" calcext:value-type="float">
            <text:p><text:s/>－2,51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016" calcext:value-type="float">
            <text:p>5,016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1257" calcext:value-type="float">
            <text:p>1,25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78" calcext:value-type="float">
            <text:p>2,278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370" calcext:value-type="float">
            <text:p>6,370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2322" calcext:value-type="float">
            <text:p>2,32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607" calcext:value-type="float">
            <text:p>607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78" calcext:value-type="float">
            <text:p>2,27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1354" calcext:value-type="float">
            <text:p><text:s/>－1,35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863" calcext:value-type="float">
            <text:p>5,863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27" calcext:value-type="float">
            <text:p>7,027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1164" calcext:value-type="float">
            <text:p><text:s/>－1,16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258" calcext:value-type="float">
            <text:p>10,258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038" calcext:value-type="float">
            <text:p>2,038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426" calcext:value-type="float">
            <text:p>1,426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47" calcext:value-type="float">
            <text:p>4,547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426" calcext:value-type="float">
            <text:p>8,426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265" calcext:value-type="float">
            <text:p>1,265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47" calcext:value-type="float">
            <text:p>4,54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832" calcext:value-type="float">
            <text:p>1,83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94" calcext:value-type="float">
            <text:p>4,794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935" calcext:value-type="float">
            <text:p>935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89" calcext:value-type="float">
            <text:p>2,089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45" calcext:value-type="float">
            <text:p>3,945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634" calcext:value-type="float">
            <text:p>634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89" calcext:value-type="float">
            <text:p>2,08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849" calcext:value-type="float">
            <text:p>84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481" calcext:value-type="float">
            <text:p>4,48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983" calcext:value-type="float">
            <text:p>98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683" calcext:value-type="float">
            <text:p>12,683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696" calcext:value-type="float">
            <text:p>2,696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685" calcext:value-type="float">
            <text:p>7,685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1416" calcext:value-type="float">
            <text:p>11,416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1792" calcext:value-type="float">
            <text:p>1,792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685" calcext:value-type="float">
            <text:p>7,68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267" calcext:value-type="float">
            <text:p>1,26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762" calcext:value-type="float">
            <text:p>5,762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263" calcext:value-type="float">
            <text:p>1,263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469" calcext:value-type="float">
            <text:p>3,46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213" calcext:value-type="float">
            <text:p>5,213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69" calcext:value-type="float">
            <text:p>3,46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549" calcext:value-type="float">
            <text:p>54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921" calcext:value-type="float">
            <text:p>6,921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718" calcext:value-type="float">
            <text:p>71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028" calcext:value-type="float">
            <text:p>7,028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87" calcext:value-type="float">
            <text:p>4,287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371" calcext:value-type="float">
            <text:p>6,371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87" calcext:value-type="float">
            <text:p>4,28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657" calcext:value-type="float">
            <text:p>65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98" calcext:value-type="float">
            <text:p>3,29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3" calcext:value-type="float">
            <text:p>353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85" calcext:value-type="float">
            <text:p>1,985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76" calcext:value-type="float">
            <text:p>2,976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85" calcext:value-type="float">
            <text:p>1,98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322" calcext:value-type="float">
            <text:p>32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335" calcext:value-type="float">
            <text:p>33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554" calcext:value-type="float">
            <text:p>11,554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15" calcext:value-type="float">
            <text:p>1,515</text:p>
          </table:table-cell>
          <table:table-cell table:style-name="ce26" office:value-type="float" office:value="77" calcext:value-type="float">
            <text:p>7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852" calcext:value-type="float">
            <text:p>7,852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333" calcext:value-type="float">
            <text:p>11,333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53" calcext:value-type="float">
            <text:p>1,353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852" calcext:value-type="float">
            <text:p>7,85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21" calcext:value-type="float">
            <text:p>221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364" calcext:value-type="float">
            <text:p>5,364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11" calcext:value-type="float">
            <text:p>711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658" calcext:value-type="float">
            <text:p>3,65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340" calcext:value-type="float">
            <text:p>5,340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353" calcext:value-type="float">
            <text:p>35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62" calcext:value-type="float">
            <text:p>662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658" calcext:value-type="float">
            <text:p>3,65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4" calcext:value-type="float">
            <text:p>2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6190" calcext:value-type="float">
            <text:p>6,190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993" calcext:value-type="float">
            <text:p>5,99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97" calcext:value-type="float">
            <text:p>19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3155" calcext:value-type="float">
            <text:p><text:s text:c="3"/>23,155</text:p>
          </table:table-cell>
          <table:table-cell table:style-name="ce29" office:value-type="float" office:value="586" calcext:value-type="float">
            <text:p><text:s text:c="3"/>586</text:p>
          </table:table-cell>
          <table:table-cell table:style-name="ce29" office:value-type="float" office:value="1976" calcext:value-type="float">
            <text:p><text:s text:c="3"/>1,976</text:p>
          </table:table-cell>
          <table:table-cell table:style-name="ce29" office:value-type="float" office:value="1223" calcext:value-type="float">
            <text:p><text:s text:c="3"/>1,223</text:p>
          </table:table-cell>
          <table:table-cell table:style-name="ce29" office:value-type="float" office:value="1265" calcext:value-type="float">
            <text:p><text:s text:c="3"/>1,265</text:p>
          </table:table-cell>
          <table:table-cell table:style-name="ce29" office:value-type="float" office:value="1792" calcext:value-type="float">
            <text:p><text:s text:c="3"/>1,792</text:p>
          </table:table-cell>
          <table:table-cell table:style-name="ce29" office:value-type="float" office:value="586" calcext:value-type="float">
            <text:p><text:s text:c="3"/>586</text:p>
          </table:table-cell>
          <table:table-cell table:style-name="ce29" office:value-type="float" office:value="1353" calcext:value-type="float">
            <text:p><text:s text:c="3"/>1,35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1" calcext:value-type="float">
            <text:p><text:s text:c="3"/>11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89" calcext:value-type="float">
            <text:p><text:s text:c="3"/>4,189</text:p>
          </table:table-cell>
          <table:table-cell table:style-name="ce29" office:value-type="float" office:value="9707" calcext:value-type="float">
            <text:p><text:s text:c="3"/>9,707</text:p>
          </table:table-cell>
          <table:table-cell table:style-name="ce29" office:value-type="float" office:value="365" calcext:value-type="float">
            <text:p><text:s text:c="3"/>365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23814" calcext:value-type="float">
            <text:p><text:s text:c="3"/>23,814</text:p>
          </table:table-cell>
          <table:table-cell table:style-name="ce29" office:value-type="float" office:value="522" calcext:value-type="float">
            <text:p><text:s text:c="3"/>522</text:p>
          </table:table-cell>
          <table:table-cell table:style-name="ce29" office:value-type="float" office:value="1849" calcext:value-type="float">
            <text:p><text:s text:c="3"/>1,849</text:p>
          </table:table-cell>
          <table:table-cell table:style-name="ce29" office:value-type="float" office:value="900" calcext:value-type="float">
            <text:p><text:s text:c="3"/>900</text:p>
          </table:table-cell>
          <table:table-cell table:style-name="ce29" office:value-type="float" office:value="1426" calcext:value-type="float">
            <text:p><text:s text:c="3"/>1,426</text:p>
          </table:table-cell>
          <table:table-cell table:style-name="ce29" office:value-type="float" office:value="2696" calcext:value-type="float">
            <text:p><text:s text:c="3"/>2,696</text:p>
          </table:table-cell>
          <table:table-cell table:style-name="ce29" office:value-type="float" office:value="910" calcext:value-type="float">
            <text:p><text:s text:c="3"/>910</text:p>
          </table:table-cell>
          <table:table-cell table:style-name="ce29" office:value-type="float" office:value="1515" calcext:value-type="float">
            <text:p><text:s text:c="3"/>1,51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7" calcext:value-type="float">
            <text:p><text:s text:c="3"/>8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89" calcext:value-type="float">
            <text:p><text:s text:c="3"/>4,189</text:p>
          </table:table-cell>
          <table:table-cell table:style-name="ce29" office:value-type="float" office:value="9707" calcext:value-type="float">
            <text:p><text:s text:c="3"/>9,707</text:p>
          </table:table-cell>
          <table:table-cell table:style-name="ce29" office:value-type="float" office:value="7" calcext:value-type="float">
            <text:p><text:s text:c="3"/>7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-659" calcext:value-type="float">
            <text:p><text:s/>－65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0868" calcext:value-type="float">
            <text:p><text:s text:c="3"/>10,868</text:p>
          </table:table-cell>
          <table:table-cell table:style-name="ce30" office:value-type="float" office:value="279" calcext:value-type="float">
            <text:p><text:s text:c="3"/>279</text:p>
          </table:table-cell>
          <table:table-cell table:style-name="ce30" office:value-type="float" office:value="985" calcext:value-type="float">
            <text:p><text:s text:c="3"/>985</text:p>
          </table:table-cell>
          <table:table-cell table:style-name="ce30" office:value-type="float" office:value="607" calcext:value-type="float">
            <text:p><text:s text:c="3"/>607</text:p>
          </table:table-cell>
          <table:table-cell table:style-name="ce30" office:value-type="float" office:value="634" calcext:value-type="float">
            <text:p><text:s text:c="3"/>634</text:p>
          </table:table-cell>
          <table:table-cell table:style-name="ce30" office:value-type="float" office:value="834" calcext:value-type="float">
            <text:p><text:s text:c="3"/>834</text:p>
          </table:table-cell>
          <table:table-cell table:style-name="ce30" office:value-type="float" office:value="260" calcext:value-type="float">
            <text:p><text:s text:c="3"/>260</text:p>
          </table:table-cell>
          <table:table-cell table:style-name="ce30" office:value-type="float" office:value="662" calcext:value-type="float">
            <text:p><text:s text:c="3"/>66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9" calcext:value-type="float">
            <text:p><text:s text:c="3"/>6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70" calcext:value-type="float">
            <text:p><text:s text:c="3"/>1,970</text:p>
          </table:table-cell>
          <table:table-cell table:style-name="ce30" office:value-type="float" office:value="4464" calcext:value-type="float">
            <text:p><text:s text:c="3"/>4,464</text:p>
          </table:table-cell>
          <table:table-cell table:style-name="ce30" office:value-type="float" office:value="103" calcext:value-type="float">
            <text:p><text:s text:c="3"/>103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11128" calcext:value-type="float">
            <text:p><text:s text:c="3"/>11,128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839" calcext:value-type="float">
            <text:p><text:s text:c="3"/>839</text:p>
          </table:table-cell>
          <table:table-cell table:style-name="ce30" office:value-type="float" office:value="417" calcext:value-type="float">
            <text:p><text:s text:c="3"/>417</text:p>
          </table:table-cell>
          <table:table-cell table:style-name="ce30" office:value-type="float" office:value="692" calcext:value-type="float">
            <text:p><text:s text:c="3"/>692</text:p>
          </table:table-cell>
          <table:table-cell table:style-name="ce30" office:value-type="float" office:value="1263" calcext:value-type="float">
            <text:p><text:s text:c="3"/>1,263</text:p>
          </table:table-cell>
          <table:table-cell table:style-name="ce30" office:value-type="float" office:value="436" calcext:value-type="float">
            <text:p><text:s text:c="3"/>436</text:p>
          </table:table-cell>
          <table:table-cell table:style-name="ce30" office:value-type="float" office:value="711" calcext:value-type="float">
            <text:p><text:s text:c="3"/>71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7" calcext:value-type="float">
            <text:p><text:s text:c="3"/>4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70" calcext:value-type="float">
            <text:p><text:s text:c="3"/>1,970</text:p>
          </table:table-cell>
          <table:table-cell table:style-name="ce30" office:value-type="float" office:value="4464" calcext:value-type="float">
            <text:p><text:s text:c="3"/>4,464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260" calcext:value-type="float">
            <text:p><text:s/>－26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2287" calcext:value-type="float">
            <text:p><text:s text:c="3"/>12,287</text:p>
          </table:table-cell>
          <table:table-cell table:style-name="ce31" office:value-type="float" office:value="307" calcext:value-type="float">
            <text:p><text:s text:c="3"/>307</text:p>
          </table:table-cell>
          <table:table-cell table:style-name="ce31" office:value-type="float" office:value="991" calcext:value-type="float">
            <text:p><text:s text:c="3"/>991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31" office:value-type="float" office:value="631" calcext:value-type="float">
            <text:p><text:s text:c="3"/>631</text:p>
          </table:table-cell>
          <table:table-cell table:style-name="ce31" office:value-type="float" office:value="958" calcext:value-type="float">
            <text:p><text:s text:c="3"/>958</text:p>
          </table:table-cell>
          <table:table-cell table:style-name="ce31" office:value-type="float" office:value="326" calcext:value-type="float">
            <text:p><text:s text:c="3"/>3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2" calcext:value-type="float">
            <text:p><text:s text:c="3"/>4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19" calcext:value-type="float">
            <text:p><text:s text:c="3"/>2,219</text:p>
          </table:table-cell>
          <table:table-cell table:style-name="ce31" office:value-type="float" office:value="5243" calcext:value-type="float">
            <text:p><text:s text:c="3"/>5,243</text:p>
          </table:table-cell>
          <table:table-cell table:style-name="ce31" office:value-type="float" office:value="262" calcext:value-type="float">
            <text:p><text:s text:c="3"/>262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2686" calcext:value-type="float">
            <text:p><text:s text:c="3"/>12,686</text:p>
          </table:table-cell>
          <table:table-cell table:style-name="ce31" office:value-type="float" office:value="241" calcext:value-type="float">
            <text:p><text:s text:c="3"/>241</text:p>
          </table:table-cell>
          <table:table-cell table:style-name="ce31" office:value-type="float" office:value="1010" calcext:value-type="float">
            <text:p><text:s text:c="3"/>1,010</text:p>
          </table:table-cell>
          <table:table-cell table:style-name="ce31" office:value-type="float" office:value="483" calcext:value-type="float">
            <text:p><text:s text:c="3"/>483</text:p>
          </table:table-cell>
          <table:table-cell table:style-name="ce31" office:value-type="float" office:value="734" calcext:value-type="float">
            <text:p><text:s text:c="3"/>734</text:p>
          </table:table-cell>
          <table:table-cell table:style-name="ce31" office:value-type="float" office:value="1433" calcext:value-type="float">
            <text:p><text:s text:c="3"/>1,433</text:p>
          </table:table-cell>
          <table:table-cell table:style-name="ce31" office:value-type="float" office:value="474" calcext:value-type="float">
            <text:p><text:s text:c="3"/>474</text:p>
          </table:table-cell>
          <table:table-cell table:style-name="ce31" office:value-type="float" office:value="804" calcext:value-type="float">
            <text:p><text:s text:c="3"/>80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19" calcext:value-type="float">
            <text:p><text:s text:c="3"/>2,219</text:p>
          </table:table-cell>
          <table:table-cell table:style-name="ce31" office:value-type="float" office:value="5243" calcext:value-type="float">
            <text:p><text:s text:c="3"/>5,243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399" calcext:value-type="float">
            <text:p><text:s/>－39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58" calcext:value-type="float">
            <text:p>1,85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104" calcext:value-type="float">
            <text:p>1,10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06" calcext:value-type="float">
            <text:p>20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11" calcext:value-type="float">
            <text:p>5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1" calcext:value-type="float">
            <text:p>8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92" calcext:value-type="float">
            <text:p>1,09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93" calcext:value-type="float">
            <text:p>59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5" calcext:value-type="float">
            <text:p>12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21" calcext:value-type="float">
            <text:p>2,42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455" calcext:value-type="float">
            <text:p>45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274" calcext:value-type="float">
            <text:p>27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39" calcext:value-type="float">
            <text:p>1,23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58" calcext:value-type="float">
            <text:p>1,05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81" calcext:value-type="float">
            <text:p>18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41" calcext:value-type="float">
            <text:p>1,64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610" calcext:value-type="float">
            <text:p>61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51" calcext:value-type="float">
            <text:p>15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288" calcext:value-type="float">
            <text:p>28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0" calcext:value-type="float">
            <text:p>7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16" calcext:value-type="float">
            <text:p>116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48" calcext:value-type="float">
            <text:p>48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322" calcext:value-type="float">
            <text:p>32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1" calcext:value-type="float">
            <text:p>8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941" calcext:value-type="float">
            <text:p>2,94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65" calcext:value-type="float">
            <text:p>3,8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924" calcext:value-type="float">
            <text:p><text:s/>－92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469" calcext:value-type="float">
            <text:p><text:s/>－46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26" calcext:value-type="float">
            <text:p>1,626</text:p>
          </table:table-cell>
          <table:table-cell table:number-columns-repeated="2" table:style-name="ce34" office:value-type="float" office:value="56" calcext:value-type="float">
            <text:p>5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81" calcext:value-type="float">
            <text:p>2,08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909" calcext:value-type="float">
            <text:p>9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55" calcext:value-type="float">
            <text:p><text:s/>－45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13" calcext:value-type="float">
            <text:p>1,41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442" calcext:value-type="float">
            <text:p>44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30" calcext:value-type="float">
            <text:p><text:s/>－23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12" calcext:value-type="float">
            <text:p>2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20" calcext:value-type="float">
            <text:p><text:s/>－12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30" calcext:value-type="float">
            <text:p>2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0" calcext:value-type="float">
            <text:p><text:s/>－11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08" calcext:value-type="float">
            <text:p>2,00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21" calcext:value-type="float">
            <text:p><text:s/>－32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38" calcext:value-type="float">
            <text:p>138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36" calcext:value-type="float">
            <text:p><text:s/>－13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3" calcext:value-type="float">
            <text:p>1,09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370" calcext:value-type="float">
            <text:p>37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85" calcext:value-type="float">
            <text:p><text:s/>－185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4" calcext:value-type="float">
            <text:p>1,29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335" calcext:value-type="float">
            <text:p>33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7" calcext:value-type="float">
            <text:p><text:s/>－9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44" calcext:value-type="float">
            <text:p>14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191" calcext:value-type="float">
            <text:p>1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2" calcext:value-type="float">
            <text:p><text:s/>－6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47" calcext:value-type="float">
            <text:p>2,44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147" calcext:value-type="float">
            <text:p>1,14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00" calcext:value-type="float">
            <text:p>2,60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147" calcext:value-type="float">
            <text:p>1,14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153" calcext:value-type="float">
            <text:p><text:s/>－15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69" calcext:value-type="float">
            <text:p>1,16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62" calcext:value-type="float">
            <text:p><text:s/>－6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601" calcext:value-type="float">
            <text:p>60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91" calcext:value-type="float">
            <text:p><text:s/>－9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242" calcext:value-type="float">
            <text:p>24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7" calcext:value-type="float">
            <text:p>1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25" calcext:value-type="float">
            <text:p>1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00" calcext:value-type="float">
            <text:p>1,40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130" calcext:value-type="float">
            <text:p>13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32" calcext:value-type="float">
            <text:p>13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1" calcext:value-type="float">
            <text:p><text:s/>－3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4" calcext:value-type="float">
            <text:p><text:s/>－4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65" calcext:value-type="float">
            <text:p>6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65" calcext:value-type="float">
            <text:p>6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16" calcext:value-type="float">
            <text:p>1,71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7" calcext:value-type="float">
            <text:p>1,52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89" calcext:value-type="float">
            <text:p>18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12" calcext:value-type="float">
            <text:p>11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22" calcext:value-type="float">
            <text:p>42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7" calcext:value-type="float">
            <text:p>7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70" calcext:value-type="float">
            <text:p>2,07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43" calcext:value-type="float">
            <text:p>2,04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50" calcext:value-type="float">
            <text:p>5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91" calcext:value-type="float">
            <text:p>1,09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14" calcext:value-type="float">
            <text:p>1,1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477" calcext:value-type="float">
            <text:p>47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39" calcext:value-type="float">
            <text:p>1,03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8" calcext:value-type="float">
            <text:p><text:s/>－3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70" calcext:value-type="float">
            <text:p>17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75" calcext:value-type="float">
            <text:p>67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87" calcext:value-type="float">
            <text:p>8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11" calcext:value-type="float">
            <text:p>11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38" calcext:value-type="float">
            <text:p>2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103" calcext:value-type="float">
            <text:p><text:s/>－103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69" calcext:value-type="float">
            <text:p>6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7" calcext:value-type="float">
            <text:p>1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63" calcext:value-type="float">
            <text:p><text:s/>－6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26" calcext:value-type="float">
            <text:p>2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3" calcext:value-type="float">
            <text:p><text:s/>－9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3" calcext:value-type="float">
            <text:p>1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9" calcext:value-type="float">
            <text:p><text:s/>－3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3" calcext:value-type="float">
            <text:p>1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4" calcext:value-type="float">
            <text:p><text:s/>－5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